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dobe Fan Heiti Std B" svg:font-family="Adobe Fan Heiti Std B" style:font-family-generic="swiss" style:font-pitch="variable" svg:panose-1="2 11 7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12" style:parent-style-name="Normal" style:family="paragraph">
      <style:paragraph-properties fo:text-align="center"/>
      <style:text-properties fo:font-size="36pt" style:font-size-asian="36pt"/>
    </style:style>
    <style:style style:name="P13" style:parent-style-name="Normal" style:family="paragraph">
      <style:paragraph-properties fo:text-align="center"/>
      <style:text-properties fo:font-size="36pt" style:font-size-asian="36p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">Rapport de Projet</text:p>
      <text:p text:style-name="P13">ExoLif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dobe Fan Heiti Std B" svg:font-family="Adobe Fan Heiti Std B" style:font-family-generic="swiss" style:font-pitch="variable" svg:panose-1="2 11 7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text-properties style:font-name-asian="Adobe Fan Heiti Std B" style:font-name-complex="Calibri" fo:font-size="14pt" style:font-size-asian="14pt"/>
    </style:style>
    <style:style style:name="T4" style:parent-style-name="Policepardéfaut" style:family="text">
      <style:text-properties style:language-asian="fr" style:country-asian="FR"/>
    </style:style>
    <style:style style:name="P5" style:parent-style-name="Normal" style:family="paragraph">
      <style:text-properties style:font-name-asian="Adobe Fan Heiti Std B" style:font-name-complex="Calibri" fo:font-size="14pt" style:font-size-asian="14pt"/>
    </style:style>
    <style:style style:name="T6" style:parent-style-name="Policepardéfaut" style:family="text">
      <style:text-properties style:language-asian="fr" style:country-asian="FR"/>
    </style:style>
    <style:style style:name="T7" style:parent-style-name="Policepardéfaut" style:family="text">
      <style:text-properties style:language-asian="fr" style:country-asian="FR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style:font-name-asian="Times New Roman" style:font-name-complex="Calibri" fo:font-size="12pt" style:font-size-asian="12pt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frame draw:z-index="251663360" draw:id="id0" draw:style-name="a0" draw:name="Zone de texte 2" text:anchor-type="paragraph" svg:x="5.78125in" svg:y="-0.10365in" svg:width="1.41042in" svg:height="0.37014in" style:rel-width="scale" style:rel-height="scale"><draw:text-box><text:p text:style-name="P3">Projet ExoLife</text:p></draw:text-box><svg:title/><svg:desc/></draw:frame></text:span><text:span text:style-name="T4"><draw:frame draw:z-index="251661312" draw:id="id1" draw:style-name="a1" draw:name="Zone de texte 2" text:anchor-type="paragraph" svg:x="-0.60278in" svg:y="-0.08663in" svg:width="1.10833in" svg:height="0.37014in" style:rel-width="scale" style:rel-height="scale"><draw:text-box><text:p text:style-name="P5">Groupe 3</text:p></draw:text-box><svg:title/><svg:desc/></draw:frame></text:span><text:span text:style-name="T6"><draw:frame draw:z-index="251659264" draw:style-name="a2" draw:name="Image 8" text:anchor-type="paragraph" svg:x="-0.77431in" svg:y="-0.30434in" svg:width="7.87778in" svg:height="0.85347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ieddepage"><text:span text:style-name="T7"><draw:custom-shape svg:x="0.18542in" svg:y="0.32708in" svg:width="0.59167in" svg:height="0.31667in" draw:z-index="251669504" draw:id="id2" draw:style-name="a3" draw:name="Rectangle 22" text:anchor-type="paragraph"><svg:title/><svg:desc/><text:p text:style-name="P8"><text:span text:style-name="T9"><text:page-number text:fixed="false">1</text:page-number></text:span></text:p><draw:enhanced-geometry draw:type="non-primitive" svg:viewBox="0 0 21600 21600" draw:enhanced-path="M 0 0 L 21600 0 21600 21600 0 21600 Z N"/></draw:custom-shape></text:span><text:span text:style-name="T10"><draw:frame draw:z-index="251667456" draw:style-name="a4" draw:name="Image 21" text:anchor-type="paragraph" svg:x="-0.72639in" svg:y="0.26129in" svg:width="0.53611in" svg:height="0.26181in" style:rel-width="scale" style:rel-height="scale"><draw:image xlink:href="media/image2.png" xlink:type="simple" xlink:show="embed" xlink:actuate="onLoad"/><svg:title/><svg:desc>C:\Users\René\Desktop\logo-header.png</svg:desc></draw:frame></text:span><text:span text:style-name="T11"><draw:frame draw:z-index="251665408" draw:style-name="a5" draw:transform="translate(-3.93889in -0.2125in) rotate(-3.14159) translate(3.15139in 0.37968in)" draw:name="Image 20" text:anchor-type="paragraph" svg:width="7.87778in" svg:height="0.425in" style:rel-width="scale" style:rel-height="scale"><draw:image xlink:href="media/image1.png" xlink:type="simple" xlink:show="embed" xlink:actuate="onLoad"/><svg:title/><svg:desc/></draw:frame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c Chirac</meta:initial-creator>
    <dc:creator>Eric Chirac</dc:creator>
    <meta:creation-date>2017-03-14T11:10:00Z</meta:creation-date>
    <dc:date>2017-03-14T11:24:00Z</dc:date>
    <meta:template xlink:href="Normal" xlink:type="simple"/>
    <meta:editing-cycles>2</meta:editing-cycles>
    <meta:editing-duration>PT840S</meta:editing-duration>
    <meta:document-statistic meta:page-count="2" meta:paragraph-count="1" meta:word-count="12" meta:character-count="77" meta:row-count="1" meta:non-whitespace-character-count="66"/>
  </office:meta>
</office:document-meta>
</file>